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-color="#ffffcc" draw:textarea-vertical-align="middle" draw:auto-grow-height="false" fo:min-height="0.749cm" fo:min-width="0.499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97cm" svg:height="3.496cm" svg:x="1cm" svg:y="3.209cm">
          <text:p text:style-name="P1">KID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065cm" svg:height="0.5cm" svg:x="4.635cm" svg:y="4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941cm" svg:height="3.294cm" svg:x="7.86cm" svg:y="3.291cm">
          <text:p text:style-name="P1">Mode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2.873cm" svg:height="2.69cm" svg:x="7.4cm" svg:y="10.345cm">
          <text:p text:style-name="P1"><text:span text:style-name="T1">run_rat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612cm" svg:height="2.108cm" draw:transform="skewX (-0.00139626340159546) rotate (-1.5695745963185) translate (12.562cm 10.993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6" draw:text-style-name="P1" draw:layer="layout" svg:width="1.165cm" svg:height="2.039cm" svg:x="12.873cm" svg:y="9.2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.165cm" svg:height="2.039cm" svg:x="12.963cm" svg:y="12.1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.703cm" svg:height="0.269cm" svg:x="14.218cm" svg:y="10.1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703cm" svg:height="0.269cm" svg:x="14.218cm" svg:y="13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2.152cm" svg:height="3.855cm" svg:x="16.279cm" svg:y="9.74cm">
          <text:p text:style-name="P1">Astro</text:p>
          <text:p text:style-name="P1">Cod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.703cm" svg:height="0.269cm" svg:x="18.7cm" svg:y="10.1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703cm" svg:height="0.269cm" svg:x="18.7cm" svg:y="13.3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0.6cm" svg:height="2.9cm" svg:x="8.5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926cm" svg:height="2.039cm" svg:x="20.674cm" svg:y="9.226cm">
          <text:p text:style-name="P1">Out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.936cm" svg:height="2.039cm" svg:x="20.764cm" svg:y="12.16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" draw:layer="layout" svg:width="1.383cm" svg:height="0.962cm" svg:x="12.8cm" svg:y="9.9cm">
          <draw:text-box>
            <text:p>M1</text:p>
          </draw:text-box>
        </draw:frame>
        <draw:frame draw:style-name="gr7" draw:layer="layout" svg:width="1.383cm" svg:height="0.962cm" svg:x="12.801cm" svg:y="12.9cm">
          <draw:text-box>
            <text:p>Mn</text:p>
          </draw:text-box>
        </draw:frame>
        <draw:frame draw:style-name="gr7" draw:layer="layout" svg:width="1.878cm" svg:height="0.962cm" svg:x="20.822cm" svg:y="12.838cm">
          <draw:text-box>
            <text:p>Out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scal Pernot</meta:initial-creator>
    <meta:creation-date>2013-07-26T13:28:10</meta:creation-date>
    <dc:date>2013-07-26T13:42:21</dc:date>
    <dc:creator>Pascal Pernot</dc:creator>
    <meta:editing-duration>PT14M12S</meta:editing-duration>
    <meta:editing-cycles>1</meta:editing-cycles>
    <meta:document-statistic meta:object-count="18"/>
    <meta:generator>LibreOffice/3.4$Unix LibreOffice_project/340m1$Build-502</meta:generator>
  </office:meta>
</office:document-meta>
</file>